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2.75pt"/>
    </style:style>
    <style:style style:name="co4" style:family="table-column">
      <style:table-column-properties fo:break-before="auto" style:column-width="706.11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98.11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32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0.86pt" fo:break-before="auto" style:use-optimal-row-height="false"/>
    </style:style>
    <style:style style:name="ro4" style:family="table-row">
      <style:table-row-properties style:row-height="28.86pt" fo:break-before="auto" style:use-optimal-row-height="false"/>
    </style:style>
    <style:style style:name="ro5" style:family="table-row">
      <style:table-row-properties style:row-height="19.9pt" fo:break-before="auto" style:use-optimal-row-height="false"/>
    </style:style>
    <style:style style:name="ro6" style:family="table-row">
      <style:table-row-properties style:row-height="14.91pt" fo:break-before="auto" style:use-optimal-row-height="false"/>
    </style:style>
    <style:style style:name="ro7" style:family="table-row">
      <style:table-row-properties style:row-height="24.86pt" fo:break-before="auto" style:use-optimal-row-height="false"/>
    </style:style>
    <style:style style:name="ro8" style:family="table-row">
      <style:table-row-properties style:row-height="21.86pt" fo:break-before="auto" style:use-optimal-row-height="false"/>
    </style:style>
    <style:style style:name="ro9" style:family="table-row">
      <style:table-row-properties style:row-height="17.89pt" fo:break-before="auto" style:use-optimal-row-height="false"/>
    </style:style>
    <style:style style:name="ro10" style:family="table-row">
      <style:table-row-properties style:row-height="15pt" fo:break-before="auto" style:use-optimal-row-height="true"/>
    </style:style>
    <style:style style:name="ro11" style:family="table-row">
      <style:table-row-properties style:row-height="26.84pt" fo:break-before="auto" style:use-optimal-row-height="true"/>
    </style:style>
    <style:style style:name="ro12" style:family="table-row">
      <style:table-row-properties style:row-height="30.81pt" fo:break-before="auto" style:use-optimal-row-height="false"/>
    </style:style>
    <style:style style:name="ro13" style:family="table-row">
      <style:table-row-properties style:row-height="34.81pt" fo:break-before="auto" style:use-optimal-row-height="false"/>
    </style:style>
    <style:style style:name="ro14" style:family="table-row">
      <style:table-row-properties style:row-height="31.8pt" fo:break-before="auto" style:use-optimal-row-height="false"/>
    </style:style>
    <style:style style:name="ro15" style:family="table-row">
      <style:table-row-properties style:row-height="15.9pt" fo:break-before="auto" style:use-optimal-row-height="false"/>
    </style:style>
    <style:style style:name="ro16" style:family="table-row">
      <style:table-row-properties style:row-height="69.65pt" fo:break-before="auto" style:use-optimal-row-height="false"/>
    </style:style>
    <style:style style:name="ro17" style:family="table-row">
      <style:table-row-properties style:row-height="163.16pt" fo:break-before="auto" style:use-optimal-row-height="false"/>
    </style:style>
    <style:style style:name="ro18" style:family="table-row">
      <style:table-row-properties style:row-height="23.84pt" fo:break-before="auto" style:use-optimal-row-height="true"/>
    </style:style>
    <style:style style:name="ro19" style:family="table-row">
      <style:table-row-properties style:row-height="13.8pt" fo:break-before="auto" style:use-optimal-row-height="true"/>
    </style:style>
    <style:style style:name="ro20" style:family="table-row">
      <style:table-row-properties style:row-height="28.6pt" fo:break-before="auto" style:use-optimal-row-height="false"/>
    </style:style>
    <style:style style:name="ro21" style:family="table-row">
      <style:table-row-properties style:row-height="25.34pt" fo:break-before="auto" style:use-optimal-row-height="true"/>
    </style:style>
    <style:style style:name="ro22" style:family="table-row">
      <style:table-row-properties style:row-height="23.61pt" fo:break-before="auto" style:use-optimal-row-height="false"/>
    </style:style>
    <style:style style:name="ro23" style:family="table-row">
      <style:table-row-properties style:row-height="33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2.01pt solid #000000"/>
    </style:style>
    <style:style style:name="ce9" style:family="table-cell" style:parent-style-name="Default">
      <style:table-cell-properties fo:border="2.01pt solid #000000"/>
      <style:text-properties fo:color="#000000" style:font-name="Times New Roman1" fo:font-size="11pt" style:font-size-asian="11pt" style:font-size-complex="11pt"/>
    </style:style>
    <style:style style:name="ce11" style:family="table-cell" style:parent-style-name="Default">
      <style:table-cell-properties fo:border="2.01pt solid #000000"/>
      <style:text-properties fo:color="#000000" style:font-name="Times New Roman" fo:font-size="11pt" style:font-name-asian="Liberation Mono" style:font-size-asian="11pt" style:font-name-complex="Liberation Mono" style:font-size-complex="11pt"/>
    </style:style>
    <style:style style:name="ce12" style:family="table-cell" style:parent-style-name="Default">
      <style:table-cell-properties fo:border="2.01pt solid #000000"/>
      <style:text-properties fo:color="#000000" style:font-name="Times New Roman2" fo:font-size="12pt" fo:font-weight="normal" style:font-size-asian="12pt" style:font-weight-asian="normal" style:font-name-complex="Times New Roman2" style:font-size-complex="12pt" style:font-weight-complex="normal"/>
    </style:style>
    <style:style style:name="ce18" style:family="table-cell" style:parent-style-name="Default">
      <style:table-cell-properties fo:border="2.01pt solid #000000"/>
      <style:text-properties fo:color="#000000" style:font-name="Times New Roman2" fo:font-size="12pt" fo:font-weight="normal" style:font-size-asian="12pt" style:font-weight-asian="normal" style:font-name-complex="Times New Roman" style:font-size-complex="12pt" style:font-weight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Accent_20_3">
      <style:table-cell-properties fo:background-color="#dddddd" fo:wrap-option="wrap" fo:border="1.25pt solid #000000"/>
      <style:text-properties fo:color="#000000" style:text-outline="false" style:text-line-through-style="none" style:text-line-through-type="none" style:font-name="Times New Roman" fo:font-size="12pt" fo:language="en" fo:country="US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ackground-color="transparent" fo:wrap-option="wrap" fo:border="1.25pt solid #000000"/>
      <style:text-properties fo:color="#000000" style:text-outline="false" style:text-line-through-style="none" style:text-line-through-type="none" style:font-name="Times New Roman" fo:font-size="12pt" fo:language="en" fo:country="US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Accent_20_3">
      <style:table-cell-properties fo:background-color="#dddddd" fo:border="1.25pt solid #000000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1.25pt solid #000000"/>
      <style:paragraph-properties fo:text-align="start" fo:margin-left="11.99pt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border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1.25pt solid #000000"/>
      <style:paragraph-properties fo:text-align="start" fo:margin-left="11.99pt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1.25pt solid #000000"/>
      <style:paragraph-properties fo:text-align="start" fo:margin-left="11.99pt"/>
      <style:text-properties fo:color="#000000" style:font-name="Times New Roman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Times New Roman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Accent_20_3">
      <style:table-cell-properties fo:background-color="#dddddd" style:text-align-source="fix" style:repeat-content="false" fo:wrap-option="wrap" fo:border="1.25pt solid #000000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2pt" fo:language="en" fo:country="US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1d41a" fo:border="1.5pt solid #000000"/>
    </style:style>
    <style:style style:name="ce38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0000" fo:border="1.5pt solid #000000"/>
    </style:style>
    <style:style style:name="ce37" style:family="table-cell" style:parent-style-name="Default">
      <style:table-cell-properties fo:background-color="#ff8000" fo:border="1.5pt solid #000000"/>
    </style:style>
    <style:style style:name="ce3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8" style:family="tex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super 58%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127622" style:text-outline="false" style:text-line-through-style="none" style:text-line-through-type="none" style:font-name="Times New Roman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27622" style:text-outline="false" style:text-line-through-style="none" style:text-line-through-type="none" style:font-name="Times New Roman" fo:font-size="20pt" fo:language="en" fo:country="US" fo:font-style="normal" fo:text-shadow="1pt 1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text-position="0% 100%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tyle="italic"/>
    </style:style>
    <style:style style:name="T24" style:family="text">
      <style:text-properties fo:color="#158466" fo:font-weight="bold" style:font-weight-asian="bold" style:font-weight-complex="bold"/>
    </style:style>
    <style:style style:name="T25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language-complex="hi" style:country-complex="IN" style:text-overline-style="none" style:text-overline-color="font-color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DejaVu Sans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font-name="Times New Roman"/>
    </style:style>
    <style:style style:name="T28" style:family="text">
      <style:text-properties style:language-complex="hi" style:country-complex="IN" style:text-overline-style="none" style:text-overline-color="font-color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DejaVu Sans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font-name="Times New Roman" style:text-position="super 58%"/>
    </style:style>
    <style:style style:name="T29" style:family="text">
      <style:text-properties fo:color="#127622" style:font-name="Times New Roman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color="#127622" style:font-name="Times New Roman" fo:font-size="20pt" fo:font-weight="bold" style:text-underline-style="solid" style:text-underline-type="double" style:text-underline-width="auto" style:text-underline-color="font-color" style:text-line-through-type="none" fo:font-style="normal" style:text-outline="false" fo:text-shadow="1pt 1pt" style:text-line-through-mode="continuous" fo:language="en" fo:country="US" style:language-asian="zh" style:country-asian="CN" style:language-complex="hi" style:country-complex="IN" style:font-name-asian="DejaVu Sans" style:font-name-complex="FreeSans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Times New Roman"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DejaVu Sans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Times New Roman"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DejaVu Sans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33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language-complex="hi" style:country-complex="IN" style:font-name-complex="FreeSans" style:language-asian="zh" style:country-asian="CN" style:font-name="Times New Roman" fo:color="#000000" fo:language="en" fo:country="US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 style:font-name-asian="DejaVu Sans" fo:font-size="11pt"/>
    </style:style>
    <style:style style:name="T35" style:family="text">
      <style:text-properties style:language-complex="hi" style:country-complex="IN" style:font-name-complex="FreeSans" style:language-asian="zh" style:country-asian="CN" style:font-name="Times New Roman" fo:color="#000000" fo:language="en" fo:country="US" style:text-line-through-mode="continuous" fo:text-shadow="none" style:text-outline="false" style:text-line-through-type="none" style:text-underline-style="none" style:text-underline-color="font-color" style:font-style-asian="normal" style:font-style-complex="normal" style:text-emphasize="none" style:font-relief="none" style:text-overline-style="none" style:text-overline-color="font-color" fo:font-style="normal" style:font-name-asian="DejaVu Sans" style:font-size-asian="12pt" fo:font-size="12pt" fo:font-weight="bold" style:font-size-complex="12pt" style:font-weight-asian="bold" style:font-weight-complex="bold"/>
    </style:style>
    <style:style style:name="T36" style:family="text">
      <style:text-properties style:language-complex="hi" style:country-complex="IN" style:font-name-complex="FreeSans" style:language-asian="zh" style:country-asian="CN" style:font-name="Times New Roman" fo:color="#000000" fo:language="en" fo:country="US" style:text-line-through-mode="continuous" fo:text-shadow="none" style:text-outline="false" style:text-line-through-type="none" style:text-underline-style="none" style:text-underline-color="font-color" style:font-style-asian="normal" style:font-style-complex="normal" style:text-emphasize="none" style:font-relief="none" style:text-overline-style="none" style:text-overline-color="font-color" fo:font-style="normal" style:font-name-asian="DejaVu Sans"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2" table:default-cell-style-name="Default"/>
        <table:table-column table:style-name="co4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 table:style-name="ce7" office:value-type="string" calcext:value-type="string" table:number-columns-spanned="2" table:number-rows-spanned="1">
            <text:p>fails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3">
          <table:table-cell table:style-name="ce8" office:value-type="string" calcext:value-type="string">
            <text:p>Launch of all the tests suits successively</text:p>
          </table:table-cell>
          <table:table-cell table:style-name="ce8" office:value-type="string" calcext:value-type="string">
            <text:p>Reboot of the GW</text:p>
          </table:table-cell>
        </table:table-row>
        <table:table-row table:style-name="ro4">
          <table:table-cell table:style-name="ce8" office:value-type="string" calcext:value-type="string">
            <text:p>BRV</text:p>
          </table:table-cell>
          <table:table-cell table:style-name="ce8" office:value-type="string" calcext:value-type="string">
            <text:p>Not present on the device:</text:p>
            <text:p>Cmp, devmem, lspci, readlink, timeout, wget, hciconfig, hostapd_cli, pppd, radartool, wpa_supplicant,wpa_cli</text:p>
          </table:table-cell>
        </table:table-row>
        <table:table-row table:style-name="ro5">
          <table:table-cell table:style-name="ce9" office:value-type="string" calcext:value-type="string">
            <text:p>cm2_ble_status_interface_down</text:p>
          </table:table-cell>
          <table:table-cell table:style-name="ce9" office:value-type="string" calcext:value-type="string">
            <text:p>AW_Bluetooth_Config payload field fails to change from its 00:00:00:00:00:00 initial value</text:p>
          </table:table-cell>
        </table:table-row>
        <table:table-row table:style-name="ro6">
          <table:table-cell table:style-name="ce8" office:value-type="string" calcext:value-type="string">
            <text:p>cm2_ble_status_internet_block</text:p>
          </table:table-cell>
          <table:table-cell table:style-name="ce9" office:value-type="string" calcext:value-type="string">
            <text:p>AW_Bluetooth_Config payload field fails to change from its 00:00:00:00:00:00 initial value</text:p>
          </table:table-cell>
        </table:table-row>
        <table:table-row table:style-name="ro5">
          <table:table-cell table:style-name="ce8" office:value-type="string" calcext:value-type="string">
            <text:p>cm2_cloud_down</text:p>
          </table:table-cell>
          <table:table-cell table:style-name="ce8" office:value-type="string" calcext:value-type="string">
            <text:p>Connection_Manager_Uplink is empty and stays empty</text:p>
          </table:table-cell>
        </table:table-row>
        <table:table-row table:style-name="ro7">
          <table:table-cell table:style-name="ce11" office:value-type="string" calcext:value-type="string">
            <text:p>cm2_link_lost</text:p>
          </table:table-cell>
          <table:table-cell table:style-name="ce8" office:value-type="string" calcext:value-type="string">
            <text:p>Connection_Manager_Uplink stays empty</text:p>
          </table:table-cell>
        </table:table-row>
        <table:table-row table:style-name="ro8">
          <table:table-cell table:style-name="ce11" office:value-type="string" calcext:value-type="string">
            <text:p>cm2_internet_lost</text:p>
          </table:table-cell>
          <table:table-cell table:style-name="ce8" office:value-type="string" calcext:value-type="string">
            <text:p>Connection_Manager_Uplink stays empty</text:p>
          </table:table-cell>
        </table:table-row>
        <table:table-row table:style-name="ro9">
          <table:table-cell table:style-name="ce8" office:value-type="string" calcext:value-type="string">
            <text:p><text:span text:style-name="T19">wm2 → </text:span><text:span text:style-name="T20">the 2.4G case → hw_mode 11b</text:span></text:p>
          </table:table-cell>
          <table:table-cell table:style-name="ce8" office:value-type="string" calcext:value-type="string">
            <text:p>fails</text:p>
          </table:table-cell>
        </table:table-row>
        <table:table-row table:style-name="ro4">
          <table:table-cell table:style-name="ce8" office:value-type="string" calcext:value-type="string">
            <text:p><text:span text:style-name="T19">wm2 → </text:span><text:span text:style-name="T20">the 2.4G case → hw_mode 11ac</text:span></text:p>
          </table:table-cell>
          <table:table-cell table:style-name="ce8" office:value-type="string" calcext:value-type="string">
            <text:p>passes</text:p>
          </table:table-cell>
        </table:table-row>
        <table:table-row table:style-name="ro10">
          <table:table-cell table:style-name="ce8" office:value-type="string" calcext:value-type="string">
            <text:p>SM 5Ghz</text:p>
          </table:table-cell>
          <table:table-cell table:style-name="ce12" office:value-type="string" calcext:value-type="string">
            <text:p>we only have fetched_survey on the neighbor channel</text:p>
          </table:table-cell>
        </table:table-row>
        <table:table-row table:style-name="ro11">
          <table:table-cell table:style-name="ce8" office:value-type="string" calcext:value-type="string">
            <text:p>SM 2.4Ghz</text:p>
          </table:table-cell>
          <table:table-cell table:style-name="ce18" office:value-type="string" calcext:value-type="string">
            <text:p><text:span text:style-name="T22">we dont have a scheduled_scan</text:span></text:p>
            <text:p><text:span text:style-name="T22">we have processing_survey and fetched_survey only with survey type client</text:span></text:p>
          </table:table-cell>
        </table:table-row>
        <table:table-row table:style-name="ro12">
          <table:table-cell table:style-name="ce8" office:value-type="string" calcext:value-type="string">
            <text:p>test_nm2_ovsdb_ip_port_forward_inputs</text:p>
          </table:table-cell>
          <table:table-cell table:style-name="ce8" office:value-type="string" calcext:value-type="string">
            <text:p>despite the success of the insert into the table IP_Port_Forward.</text:p>
            <text:p>The gw fails to propagate the record into iptables.</text:p>
          </table:table-cell>
        </table:table-row>
        <table:table-row table:style-name="ro13">
          <table:table-cell table:style-name="ce8" office:value-type="string" calcext:value-type="string">
            <text:p>test_onbrd_verify_dhcp_dry_run_success</text:p>
          </table:table-cell>
          <table:table-cell table:style-name="ce8" office:value-type="string" calcext:value-type="string">
            <text:p>Connection_Manager_Uplink is empty and stays empty</text:p>
          </table:table-cell>
        </table:table-row>
        <table:table-row table:style-name="ro14">
          <table:table-cell table:style-name="ce8" office:value-type="string" calcext:value-type="string">
            <text:p>UM</text:p>
          </table:table-cell>
          <table:table-cell table:style-name="ce8" office:value-type="string" calcext:value-type="string">
            <text:p>The gw never starts the download of the updated firmware. It never reaches upgrade_status 11 required for the tests to pass.</text:p>
            <text:p>We can use curl and the http 80 port to download the firmware and the update works just fine. However this defeats the purpose of the test suite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5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style-name="ce7" office:value-type="string" calcext:value-type="string" table:number-columns-spanned="2" table:number-rows-spanned="1">
            <text:p>Recommendations for the successful run of the tests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6">
          <table:table-cell office:value-type="string" calcext:value-type="string">
            <text:p>transfer script </text:p>
          </table:table-cell>
          <table:table-cell office:value-type="string" calcext:value-type="string">
            <text:p><text:span text:style-name="T21">copy restart_nocnxloss.sh to the shell folder</text:span></text:p>
            <text:p/>
            <text:p>./init.sh -tr</text:p>
            <text:p>cp /tmp<text:span text:style-name="T23">/</text:span>fut-base/shell/restart_nocnxloss.sh /etc/init.d/ </text:p>
            <text:p><text:span text:style-name="T21">chmod gu+x /etc/init.d/restart_nocnxloss.sh </text:span></text:p>
          </table:table-cell>
        </table:table-row>
        <table:table-row table:style-name="ro17">
          <table:table-cell office:value-type="string" calcext:value-type="string">
            <text:p>CM_dns_fail</text:p>
          </table:table-cell>
          <table:table-cell office:value-type="string" calcext:value-type="string">
            <text:p><text:span text:style-name="T24">server: default gw and dns server</text:span></text:p>
            <text:p>nano  /etc/sysctl.conf -&gt; uncomment net.ipv4.ip_forward=1</text:p>
            <text:p>iptables -t nat -A POSTROUTING -o eth1 -j MASQUERADE</text:p>
            <text:p/>
            <text:p>ssh -oKexAlgorithms=+diffie-hellman-group1-sha1  -oHostKeyAlgorithms=+ssh-dss -oCiphers=+aes256-cbc  admin@192.168.5.254</text:p>
            <text:p>interface gigabitEthernet 1/0/6</text:p>
            <text:p>  switchport general allowed vlan 4,200 untagged</text:p>
            <text:p>  switchport general allowed vlan 305,200 tagged</text:p>
            <text:p/>
            <text:p>Override file is not sourced by default. </text:p>
            <text:p>Add this line to shell/tests/cm2/cm2_dns_failure.sh → [ -e "${LIB_OVERRIDE_FILE}" ] &amp;&amp; source "${LIB_OVERRIDE_FILE}" || $(echo "${MISSING_LIB_OVER_MSG}" &amp;&amp; return 1) || exit 1</text:p>
            <text:p/>
            <text:p/>
            <text:p>Verify RPI server has internet access.</text:p>
          </table:table-cell>
        </table:table-row>
        <table:table-row table:style-name="ro18">
          <table:table-cell office:value-type="string" calcext:value-type="string">
            <text:p>ONBRD_verify_bridge_mode</text:p>
            <text:p><text:span text:style-name="T21">ONBRD_verify_router_mode</text:span></text:p>
          </table:table-cell>
          <table:table-cell office:value-type="string" calcext:value-type="string">
            <text:p>access the gw and launch the tests through its BR_LAN interface</text:p>
          </table:table-cell>
        </table:table-row>
      </table:table>
      <table:table table:name="Sheet1" table:style-name="ta1">
        <table:shapes>
          <draw:frame draw:z-index="0" draw:style-name="gr1" draw:text-style-name="P1" svg:width="352.06pt" svg:height="200.75pt" svg:x="826.47pt" svg:y="241.31pt">
            <draw:object draw:notify-on-update-of-ranges="Sheet1.E15:Sheet1.G15 Sheet1.E16:Sheet1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31"/>
        <table:table-column table:style-name="co8" table:default-cell-style-name="Default"/>
        <table:table-column table:style-name="co3" table:number-columns-repeated="1019" table:default-cell-style-name="Default"/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passed</text:p>
          </table:table-cell>
          <table:table-cell table:style-name="ce22" office:value-type="string" calcext:value-type="string">
            <text:p>failed</text:p>
          </table:table-cell>
          <table:table-cell table:style-name="ce22" office:value-type="string" calcext:value-type="string">
            <text:p>skipped</text:p>
          </table:table-cell>
          <table:table-cell table:style-name="ce22" office:value-type="string" calcext:value-type="string">
            <text:p>status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BRV</text:p>
          </table:table-cell>
          <table:table-cell table:style-name="ce13" table:formula="of:=[.C3]+[.D3]+[.E3]" office:value-type="float" office:value="181" calcext:value-type="float">
            <text:p>181</text:p>
          </table:table-cell>
          <table:table-cell table:style-name="ce14" office:value-type="float" office:value="181" calcext:value-type="float">
            <text:p>18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3" table:formula="of:=[.C3]*100/[.B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CM</text:p>
          </table:table-cell>
          <table:table-cell table:style-name="ce16" table:formula="of:=[.C4]+[.D4]+[.E4]" office:value-type="float" office:value="14" calcext:value-type="float">
            <text:p>1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16" table:formula="of:=[.C4]*100/[.B4]" office:value-type="float" office:value="78.5714285714286" calcext:value-type="float">
            <text:p>78.5714285714286</text:p>
          </table:table-cell>
          <table:table-cell table:number-columns-repeated="7"/>
          <table:table-cell table:style-name="ce38" table:number-columns-repeated="1011"/>
        </table:table-row>
        <table:table-row table:style-name="ro10">
          <table:table-cell table:style-name="ce5" office:value-type="string" calcext:value-type="string">
            <text:p>COMPAT</text:p>
          </table:table-cell>
          <table:table-cell table:style-name="ce16" table:formula="of:=[.C5]+[.D5]+[.E5]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 table:formula="of:=[.C5]*100/[.B5]" office:value-type="float" office:value="100" calcext:value-type="float">
            <text:p>100</text:p>
          </table:table-cell>
          <table:table-cell table:number-columns-repeated="7"/>
          <table:table-cell table:style-name="ce38" table:number-columns-repeated="1011"/>
        </table:table-row>
        <table:table-row table:style-name="ro10">
          <table:table-cell table:style-name="ce5" office:value-type="string" calcext:value-type="string">
            <text:p>FSM</text:p>
          </table:table-cell>
          <table:table-cell table:style-name="ce16" table:formula="of:=[.C6]+[.D6]+[.E6]" office:value-type="float" office:value="18" calcext:value-type="float">
            <text:p>18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 table:formula="of:=[.C6]*100/[.B6]" office:value-type="float" office:value="100" calcext:value-type="float">
            <text:p>100</text:p>
          </table:table-cell>
          <table:table-cell table:number-columns-repeated="7"/>
          <table:table-cell table:style-name="ce38" table:number-columns-repeated="1011"/>
        </table:table-row>
        <table:table-row table:style-name="ro10">
          <table:table-cell table:style-name="ce5" office:value-type="string" calcext:value-type="string">
            <text:p>NM</text:p>
          </table:table-cell>
          <table:table-cell table:style-name="ce16" table:formula="of:=[.C7]+[.D7]+[.E7]" office:value-type="float" office:value="62" calcext:value-type="float">
            <text:p>62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16" table:formula="of:=[.C7]*100/[.B7]" office:value-type="float" office:value="98.3870967741936" calcext:value-type="float">
            <text:p>98.3870967741936</text:p>
          </table:table-cell>
          <table:table-cell table:number-columns-repeated="7"/>
          <table:table-cell table:style-name="ce38" table:number-columns-repeated="1011"/>
        </table:table-row>
        <table:table-row table:style-name="ro10">
          <table:table-cell table:style-name="ce5" office:value-type="string" calcext:value-type="string">
            <text:p>ONBRD</text:p>
          </table:table-cell>
          <table:table-cell table:style-name="ce16" table:formula="of:=[.C8]+[.D8]+[.E8]" office:value-type="float" office:value="33" calcext:value-type="float">
            <text:p>3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16" table:formula="of:=[.C8]*100/[.B8]" office:value-type="float" office:value="96.969696969697" calcext:value-type="float">
            <text:p>96.969696969697</text:p>
          </table:table-cell>
          <table:table-cell table:number-columns-repeated="7"/>
          <table:table-cell table:style-name="ce38" table:number-columns-repeated="1011"/>
        </table:table-row>
        <table:table-row table:style-name="ro10">
          <table:table-cell table:style-name="ce5" office:value-type="string" calcext:value-type="string">
            <text:p>UM</text:p>
          </table:table-cell>
          <table:table-cell table:style-name="ce16" table:formula="of:=[.C9]+[.D9]+[.E9]" office:value-type="float" office:value="18" calcext:value-type="float">
            <text:p>1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6" table:formula="of:=[.C9]*100/[.B9]" office:value-type="float" office:value="72.2222222222222" calcext:value-type="float">
            <text:p>72.2222222222222</text:p>
          </table:table-cell>
          <table:table-cell table:number-columns-repeated="7"/>
          <table:table-cell table:style-name="ce38" table:number-columns-repeated="1011"/>
        </table:table-row>
        <table:table-row table:style-name="ro10">
          <table:table-cell table:style-name="ce5" office:value-type="string" calcext:value-type="string">
            <text:p>WM</text:p>
          </table:table-cell>
          <table:table-cell table:style-name="ce13" table:formula="of:=[.C10]+[.D10]+[.E10]" office:value-type="float" office:value="281" calcext:value-type="float">
            <text:p>281</text:p>
          </table:table-cell>
          <table:table-cell table:style-name="ce14" office:value-type="float" office:value="278" calcext:value-type="float">
            <text:p>27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3" table:formula="of:=[.C10]*100/[.B10]" office:value-type="float" office:value="98.932384341637" calcext:value-type="float">
            <text:p>98.932384341637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conftest</text:p>
          </table:table-cell>
          <table:table-cell table:style-name="ce13" table:formula="of:=[.C11]+[.D11]+[.E11]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3" table:formula="of:=[.C11]*100/[.B1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SM</text:p>
          </table:table-cell>
          <table:table-cell table:style-name="ce13" table:formula="of:=[.C12]+[.D12]+[.E12]" office:value-type="float" office:value="105" calcext:value-type="float">
            <text:p>105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3" table:formula="of:=[.C12]*100/[.B1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0">
          <table:table-cell table:style-name="Default" table:number-columns-repeated="4"/>
          <table:table-cell table:style-name="ce33" office:value-type="string" calcext:value-type="string" table:number-columns-spanned="2" table:number-rows-spanned="1">
            <text:p>last launch</text:p>
          </table:table-cell>
          <table:covered-table-cell/>
          <table:table-cell table:number-columns-repeated="1018"/>
        </table:table-row>
        <table:table-row table:style-name="ro10">
          <table:table-cell table:style-name="Default" table:number-columns-repeated="4"/>
          <table:table-cell table:style-name="ce22" office:value-type="string" calcext:value-type="string">
            <text:p>PASS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SKIPPED</text:p>
          </table:table-cell>
          <table:table-cell table:number-columns-repeated="1017"/>
        </table:table-row>
        <table:table-row table:style-name="ro10">
          <table:table-cell table:style-name="Default" table:number-columns-repeated="3"/>
          <table:table-cell table:style-name="ce22" office:value-type="string" calcext:value-type="string">
            <text:p>Count</text:p>
          </table:table-cell>
          <table:table-cell table:style-name="ce34" table:formula="of:=SUM([.C3:.C12])" office:value-type="float" office:value="708" calcext:value-type="float">
            <text:p>708</text:p>
          </table:table-cell>
          <table:table-cell table:style-name="ce35" table:formula="of:=SUM([.D3:.D12])" office:value-type="float" office:value="13" calcext:value-type="float">
            <text:p>13</text:p>
          </table:table-cell>
          <table:table-cell table:style-name="ce37" table:formula="of:=SUM([.E3:.E12])" office:value-type="float" office:value="0" calcext:value-type="float">
            <text:p>0</text:p>
          </table:table-cell>
          <table:table-cell table:number-columns-repeated="1017"/>
        </table:table-row>
        <table:table-row table:style-name="ro10">
          <table:table-cell table:style-name="Default" table:number-columns-repeated="3"/>
          <table:table-cell table:style-name="ce22" office:value-type="string" calcext:value-type="string">
            <text:p>%</text:p>
          </table:table-cell>
          <table:table-cell table:style-name="ce34" table:formula="of:=([.E16]*100)/SUM([.B3:.B12])" office:value-type="float" office:value="98.1969486823856" calcext:value-type="float">
            <text:p>98.1969486823856</text:p>
          </table:table-cell>
          <table:table-cell table:style-name="ce35" table:formula="of:=([.F16]*100)/SUM([.B3:.B12])" office:value-type="float" office:value="1.80305131761442" calcext:value-type="float">
            <text:p>1.80305131761442</text:p>
          </table:table-cell>
          <table:table-cell table:style-name="ce37" table:formula="of:=([.G16]*100)/SUM([.B3:.B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26" table:number-columns-repeated="6"/>
          <table:table-cell table:style-name="ce39"/>
          <table:table-cell table:number-columns-repeated="1016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0">
          <table:table-cell table:style-name="Default" table:number-columns-repeated="4"/>
          <table:table-cell table:style-name="ce33" office:value-type="string" calcext:value-type="string" table:number-columns-spanned="2" table:number-rows-spanned="1">
            <text:p>second launch</text:p>
          </table:table-cell>
          <table:covered-table-cell/>
          <table:table-cell table:number-columns-repeated="1018"/>
        </table:table-row>
        <table:table-row table:style-name="ro10">
          <table:table-cell table:style-name="Default" table:number-columns-repeated="4"/>
          <table:table-cell table:style-name="ce22" office:value-type="string" calcext:value-type="string">
            <text:p>PASS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SKIPPED</text:p>
          </table:table-cell>
          <table:table-cell table:number-columns-repeated="1017"/>
        </table:table-row>
        <table:table-row table:style-name="ro10">
          <table:table-cell table:style-name="Default" table:number-columns-repeated="3"/>
          <table:table-cell table:style-name="ce22" office:value-type="string" calcext:value-type="string">
            <text:p>Count</text:p>
          </table:table-cell>
          <table:table-cell table:style-name="ce34" office:value-type="float" office:value="297" calcext:value-type="float">
            <text:p>297</text:p>
          </table:table-cell>
          <table:table-cell table:style-name="ce35" office:value-type="float" office:value="121" calcext:value-type="float">
            <text:p>121</text:p>
          </table:table-cell>
          <table:table-cell table:style-name="ce37" office:value-type="float" office:value="328" calcext:value-type="float">
            <text:p>328</text:p>
          </table:table-cell>
          <table:table-cell table:number-columns-repeated="1017"/>
        </table:table-row>
        <table:table-row table:style-name="ro10">
          <table:table-cell table:style-name="Default" table:number-columns-repeated="3"/>
          <table:table-cell table:style-name="ce22" office:value-type="string" calcext:value-type="string">
            <text:p>%</text:p>
          </table:table-cell>
          <table:table-cell table:style-name="ce34" office:value-type="float" office:value="39.8123324396783" calcext:value-type="float">
            <text:p>39.8123324396783</text:p>
          </table:table-cell>
          <table:table-cell table:style-name="ce35" office:value-type="float" office:value="16.2198391420912" calcext:value-type="float">
            <text:p>16.2198391420912</text:p>
          </table:table-cell>
          <table:table-cell table:style-name="ce37" office:value-type="float" office:value="43.9678284182306" calcext:value-type="float">
            <text:p>43.9678284182306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0">
          <table:table-cell table:style-name="Default" table:number-columns-repeated="4"/>
          <table:table-cell table:style-name="ce33" office:value-type="string" calcext:value-type="string" table:number-columns-spanned="2" table:number-rows-spanned="1">
            <text:p>first launch</text:p>
          </table:table-cell>
          <table:covered-table-cell table:style-name="ce22"/>
          <table:table-cell table:number-columns-repeated="1018"/>
        </table:table-row>
        <table:table-row table:style-name="ro10">
          <table:table-cell table:style-name="Default" table:number-columns-repeated="4"/>
          <table:table-cell table:style-name="ce22" office:value-type="string" calcext:value-type="string">
            <text:p>PASS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SKIPPED</text:p>
          </table:table-cell>
          <table:table-cell table:number-columns-repeated="1017"/>
        </table:table-row>
        <table:table-row table:style-name="ro10">
          <table:table-cell table:style-name="Default" table:number-columns-repeated="3"/>
          <table:table-cell table:style-name="ce22" office:value-type="string" calcext:value-type="string">
            <text:p>Count</text:p>
          </table:table-cell>
          <table:table-cell table:style-name="ce34" office:value-type="float" office:value="121" calcext:value-type="float">
            <text:p>121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877" calcext:value-type="float">
            <text:p>877</text:p>
          </table:table-cell>
          <table:table-cell table:number-columns-repeated="1017"/>
        </table:table-row>
        <table:table-row table:style-name="ro10">
          <table:table-cell table:style-name="Default" table:number-columns-repeated="3"/>
          <table:table-cell table:style-name="ce22" office:value-type="string" calcext:value-type="string">
            <text:p>%</text:p>
          </table:table-cell>
          <table:table-cell table:style-name="ce34" office:value-type="float" office:value="11.8279569892473" calcext:value-type="float">
            <text:p>11.8279569892473</text:p>
          </table:table-cell>
          <table:table-cell table:style-name="ce35" office:value-type="float" office:value="2.44379276637341" calcext:value-type="float">
            <text:p>2.44379276637341</text:p>
          </table:table-cell>
          <table:table-cell table:style-name="ce37" office:value-type="float" office:value="85.7282502443793" calcext:value-type="float">
            <text:p>85.7282502443793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0">
          <table:table-cell table:style-name="ce10" office:value-type="string" calcext:value-type="string">
            <text:p>Suite</text:p>
          </table:table-cell>
          <table:table-cell table:style-name="ce22" office:value-type="string" calcext:value-type="string">
            <text:p>test name</text:p>
          </table:table-cell>
          <table:table-cell table:style-name="ce22" office:value-type="string" calcext:value-type="string">
            <text:p><text:span text:style-name="T25">First </text:span>status </text:p>
          </table:table-cell>
          <table:table-cell table:style-name="ce22" office:value-type="string" calcext:value-type="string">
            <text:p>Last status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NBRD_test</text:p>
          </table:table-cell>
          <table:table-cell office:value-type="string" calcext:value-type="string">
            <text:p>onbrd_fut_setup</text:p>
          </table:table-cell>
          <table:table-cell table:number-columns-repeated="2" table:style-name="ce30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NBRD_test</text:p>
          </table:table-cell>
          <table:table-cell office:value-type="string" calcext:value-type="string">
            <text:p>onbrd_verify_bridge_m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ONBRD_test</text:p>
          </table:table-cell>
          <table:table-cell office:value-type="string" calcext:value-type="string">
            <text:p>onbrd_verify_client_certificate_file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NBRD_test</text:p>
          </table:table-cell>
          <table:table-cell office:value-type="string" calcext:value-type="string">
            <text:p>onbrd_verify_client_tls_connection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NBRD_test</text:p>
          </table:table-cell>
          <table:table-cell office:value-type="string" calcext:value-type="string">
            <text:p>onbrd_verify_device_mode_awlan_n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ONBRD_test</text:p>
          </table:table-cell>
          <table:table-cell office:value-type="string" calcext:value-type="string">
            <text:p>onbrd_verify_dhcp_dry_run_succes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NBRD_test</text:p>
          </table:table-cell>
          <table:table-cell office:value-type="string" calcext:value-type="string">
            <text:p>onbrd_verify_dut_system_time_accuracy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NBRD_test</text:p>
          </table:table-cell>
          <table:table-cell office:value-type="string" calcext:value-type="string">
            <text:p>onbrd_verify_fw_version_awlan_n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NBRD_test</text:p>
          </table:table-cell>
          <table:table-cell office:value-type="string" calcext:value-type="string">
            <text:p>onbrd_verify_home_vaps_on_home_bridg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ONBRD_test</text:p>
          </table:table-cell>
          <table:table-cell office:value-type="string" calcext:value-type="string">
            <text:p>onbrd_verify_home_vaps_on_radio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NBRD_test</text:p>
          </table:table-cell>
          <table:table-cell office:value-type="string" calcext:value-type="string">
            <text:p>onbrd_verify_id_awlan_n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NBRD_test</text:p>
          </table:table-cell>
          <table:table-cell office:value-type="string" calcext:value-type="string">
            <text:p>onbrd_verify_manager_hostname_resolved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NBRD_test</text:p>
          </table:table-cell>
          <table:table-cell office:value-type="string" calcext:value-type="string">
            <text:p>onbrd_verify_model_awlan_n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NBRD_test</text:p>
          </table:table-cell>
          <table:table-cell office:value-type="string" calcext:value-type="string">
            <text:p>onbrd_verify_number_of_radio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ONBRD_test</text:p>
          </table:table-cell>
          <table:table-cell office:value-type="string" calcext:value-type="string">
            <text:p>onbrd_verify_onbrd_vaps_on_radio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NBRD_test</text:p>
          </table:table-cell>
          <table:table-cell office:value-type="string" calcext:value-type="string">
            <text:p>onbrd_verify_redirector_address_awlan_n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NBRD_test</text:p>
          </table:table-cell>
          <table:table-cell office:value-type="string" calcext:value-type="string">
            <text:p>onbrd_verify_router_m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NBRD_test</text:p>
          </table:table-cell>
          <table:table-cell office:value-type="string" calcext:value-type="string">
            <text:p>onbrd_verify_wan_ip_addres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fut_setup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get_um_fw_url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get_um_fw_path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duplicate_image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corrupt_image</text:p>
          </table:table-cell>
          <table:table-cell table:number-columns-repeated="2" office:value-type="string" calcext:value-type="string">
            <text:p>fails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corrupt_md5_sum</text:p>
          </table:table-cell>
          <table:table-cell table:number-columns-repeated="2" office:value-type="string" calcext:value-type="string">
            <text:p>fails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missing_md5_sum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UM_test</text:p>
          </table:table-cell>
          <table:table-cell office:value-type="string" calcext:value-type="string">
            <text:p>um_download_image_while_downloading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set_firmware_url</text:p>
          </table:table-cell>
          <table:table-cell table:number-columns-repeated="2" office:value-type="string" calcext:value-type="string">
            <text:p>fails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set_invalid_firmware_pass</text:p>
          </table:table-cell>
          <table:table-cell table:number-columns-repeated="2" office:value-type="string" calcext:value-type="string">
            <text:p>fails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set_invalid_firmware_url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set_upgrade_dl_timer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UM_test</text:p>
          </table:table-cell>
          <table:table-cell office:value-type="string" calcext:value-type="string">
            <text:p>um_set_upgrade_timer</text:p>
          </table:table-cell>
          <table:table-cell table:number-columns-repeated="2" office:value-type="string" calcext:value-type="string">
            <text:p>fails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SM_test</text:p>
          </table:table-cell>
          <table:table-cell office:value-type="string" calcext:value-type="string">
            <text:p>sm_fut_setup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SM_test</text:p>
          </table:table-cell>
          <table:table-cell office:value-type="string" calcext:value-type="string">
            <text:p>sm_leaf_report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SM_test</text:p>
          </table:table-cell>
          <table:table-cell office:value-type="string" calcext:value-type="string">
            <text:p>sm_neighbor_report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SM_test</text:p>
          </table:table-cell>
          <table:table-cell office:value-type="string" calcext:value-type="string">
            <text:p>sm_survey_report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fut_setup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ble_status_interface_down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ble_status_internet_block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cloud_down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dns_failur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internet_lost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link_lost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ssl_check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M_test</text:p>
          </table:table-cell>
          <table:table-cell office:value-type="string" calcext:value-type="string">
            <text:p>cm2_verify_gre_tunnel_dut_gw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main_init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dut_init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ref_init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client_init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fut_release_version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server_device_version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dut_device_version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ref_device_version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client_device_version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dut_tmp_mount_executable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dut_transfer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ref_transfer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client_transfer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dut_ready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ref_ready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client_ready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OMPAT_test</text:p>
          </table:table-cell>
          <table:table-cell office:value-type="string" calcext:value-type="string">
            <text:p>is_transfer_only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fut_setup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onnect_wifi_client_to_ap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reate_tap_interface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onfigure_fsm_tables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onfigure_openflow_rules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onfigure_test_dns_plugin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onfigure_test_http_plugin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onfigure_test_ndp_plugin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onfigure_test_upnp_plugin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FSM_test</text:p>
          </table:table-cell>
          <table:table-cell office:value-type="string" calcext:value-type="string">
            <text:p>fsm_configure_test_walleye_plugin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BRV_test</text:p>
          </table:table-cell>
          <table:table-cell office:value-type="string" calcext:value-type="string">
            <text:p>brv_fut_setup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BRV_test</text:p>
          </table:table-cell>
          <table:table-cell office:value-type="string" calcext:value-type="string">
            <text:p>brv_ovs_correct_version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BRV_test</text:p>
          </table:table-cell>
          <table:table-cell office:value-type="string" calcext:value-type="string">
            <text:p>brv_is_tool_on_system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BRV_test</text:p>
          </table:table-cell>
          <table:table-cell office:value-type="string" calcext:value-type="string">
            <text:p>brv_busybox_builtin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fut_setup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21">
          <table:table-cell office:value-type="string" calcext:value-type="string">
            <text:p>WM_test</text:p>
          </table:table-cell>
          <table:table-cell office:value-type="string" calcext:value-type="string">
            <text:p>wm2_ht_mode_and_channel_iteration</text:p>
          </table:table-cell>
          <table:table-cell table:number-columns-repeated="2"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dfs_cac_aborted</text:p>
          </table:table-cell>
          <table:table-cell table:number-columns-repeated="2" office:value-type="string" calcext:value-type="string">
            <text:p>skipp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channel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ht_m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immutable_radio_freq_band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immutable_radio_hw_m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immutable_radio_hw_typ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radio_country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radio_enabled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radio_tx_power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radio_vif_config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ssid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channel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wm2_set_ht_mod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WM_test</text:p>
          </table:table-cell>
          <table:table-cell office:value-type="string" calcext:value-type="string">
            <text:p>set_bcn_int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style-name="ce38" table:number-columns-repeated="1019"/>
          <table:table-cell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fut_setup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configure_nonexistent_ifac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enable_disable_iface_network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NM_test</text:p>
          </table:table-cell>
          <table:table-cell office:value-type="string" calcext:value-type="string">
            <text:p>nm2_ovsdb_configure_interface_dhcpd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ovsdb_ip_port_forward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ovsdb_remove_reinsert_ifac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broadcast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dn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gateway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inet_addr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ip_assign_schem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mtu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nat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netmask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set_upnp_mode</text:p>
          </table:table-cell>
          <table:table-cell table:number-columns-repeated="2" office:value-type="string" calcext:value-type="string">
            <text:p>skipp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NM_test</text:p>
          </table:table-cell>
          <table:table-cell office:value-type="string" calcext:value-type="string">
            <text:p>nm2_vlan_interfac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hello_world_test</text:p>
          </table:table-cell>
          <table:table-cell office:value-type="string" calcext:value-type="string">
            <text:p>hello_world_fut_setup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hello_world_test</text:p>
          </table:table-cell>
          <table:table-cell office:value-type="string" calcext:value-type="string">
            <text:p>hello_world_insert_demo_fail_to_update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hello_world_test</text:p>
          </table:table-cell>
          <table:table-cell office:value-type="string" calcext:value-type="string">
            <text:p>hello_world_insert_demo_fail_to_write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hello_world_test</text:p>
          </table:table-cell>
          <table:table-cell office:value-type="string" calcext:value-type="string">
            <text:p>hello_world_insert_foreign_module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hello_world_test</text:p>
          </table:table-cell>
          <table:table-cell office:value-type="string" calcext:value-type="string">
            <text:p>hello_world_insert_module_key_value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hello_world_test</text:p>
          </table:table-cell>
          <table:table-cell office:value-type="string" calcext:value-type="string">
            <text:p>hello_world_update_module_key_value</text:p>
          </table:table-cell>
          <table:table-cell table:number-columns-repeated="2" office:value-type="string" calcext:value-type="string">
            <text:p>passed</text:p>
          </table:table-cell>
          <table:table-cell table:number-columns-repeated="1020"/>
        </table:table-row>
        <table:table-row table:style-name="ro1" table:number-rows-repeated="7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7" table:number-columns-repeated="3"/>
          <table:table-cell table:style-name="ce26" table:number-columns-repeated="62"/>
          <table:table-cell table:style-name="ce17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4"/>
          <table:table-cell table:style-name="ce17" table:number-columns-repeated="2"/>
          <table:table-cell table:style-name="ce26" table:number-columns-repeated="5"/>
          <table:table-cell table:style-name="ce17" table:number-columns-repeated="2"/>
          <table:table-cell table:style-name="ce26" table:number-columns-repeated="5"/>
          <table:table-cell table:style-name="ce17" table:number-columns-repeated="2"/>
          <table:table-cell table:style-name="ce26" table:number-columns-repeated="2"/>
          <table:table-cell table:style-name="ce17" table:number-columns-repeated="2"/>
          <table:table-cell table:style-name="ce26"/>
          <table:table-cell table:style-name="ce17" table:number-columns-repeated="2"/>
          <table:table-cell table:style-name="ce26" table:number-columns-repeated="5"/>
          <table:table-cell table:style-name="ce17" table:number-columns-repeated="2"/>
          <table:table-cell table:style-name="ce26" table:number-columns-repeated="5"/>
          <table:table-cell table:style-name="ce17" table:number-columns-repeated="2"/>
          <table:table-cell table:style-name="ce26" table:number-columns-repeated="5"/>
          <table:table-cell table:style-name="ce17" table:number-columns-repeated="2"/>
          <table:table-cell table:style-name="ce26" table:number-columns-repeated="5"/>
          <table:table-cell table:style-name="ce17" table:number-columns-repeated="12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18"/>
          <table:table-cell table:style-name="ce26"/>
          <table:table-cell table:style-name="ce17" table:number-columns-repeated="2"/>
          <table:table-cell table:style-name="ce26" table:number-columns-repeated="2"/>
          <table:table-cell table:style-name="ce17" table:number-columns-repeated="3"/>
          <table:table-cell table:style-name="ce26"/>
          <table:table-cell table:style-name="ce17" table:number-columns-repeated="36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13"/>
          <table:table-cell table:style-name="ce26"/>
          <table:table-cell table:style-name="ce17" table:number-columns-repeated="7"/>
          <table:table-cell table:style-name="ce26" table:number-columns-repeated="2"/>
          <table:table-cell table:style-name="ce17" table:number-columns-repeated="3"/>
          <table:table-cell table:style-name="ce26"/>
          <table:table-cell table:style-name="ce17" table:number-columns-repeated="36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12"/>
          <table:table-cell table:style-name="ce26"/>
          <table:table-cell table:style-name="ce17" table:number-columns-repeated="5"/>
          <table:table-cell table:style-name="ce26"/>
          <table:table-cell table:style-name="ce17" table:number-columns-repeated="7"/>
          <table:table-cell table:style-name="ce26"/>
          <table:table-cell table:style-name="ce17" table:number-columns-repeated="2"/>
          <table:table-cell table:style-name="ce26"/>
          <table:table-cell table:style-name="ce17" table:number-columns-repeated="33"/>
          <table:table-cell table:number-columns-repeated="958"/>
        </table:table-row>
        <table:table-row table:style-name="ro19">
          <table:table-cell table:style-name="ce17"/>
          <table:table-cell table:style-name="ce26" table:number-columns-repeated="2"/>
          <table:table-cell table:style-name="ce28"/>
          <table:table-cell table:style-name="ce17" table:number-columns-repeated="25"/>
          <table:table-cell table:style-name="ce26"/>
          <table:table-cell table:style-name="ce17" table:number-columns-repeated="2"/>
          <table:table-cell table:style-name="ce26"/>
          <table:table-cell table:style-name="ce17" table:number-columns-repeated="2"/>
          <table:table-cell table:style-name="ce26" table:number-columns-repeated="5"/>
          <table:table-cell table:style-name="ce17" table:number-columns-repeated="3"/>
          <table:table-cell table:style-name="ce26" table:number-columns-repeated="4"/>
          <table:table-cell table:style-name="ce17" table:number-columns-repeated="19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26"/>
          <table:table-cell table:style-name="ce26"/>
          <table:table-cell table:style-name="ce17" table:number-columns-repeated="5"/>
          <table:table-cell table:style-name="ce26" table:number-columns-repeated="5"/>
          <table:table-cell table:style-name="ce17" table:number-columns-repeated="3"/>
          <table:table-cell table:style-name="ce26" table:number-columns-repeated="4"/>
          <table:table-cell table:style-name="ce17" table:number-columns-repeated="19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22"/>
          <table:table-cell table:style-name="ce26"/>
          <table:table-cell table:style-name="ce17" table:number-columns-repeated="3"/>
          <table:table-cell table:style-name="ce26"/>
          <table:table-cell table:style-name="ce17" table:number-columns-repeated="36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26"/>
          <table:table-cell table:style-name="ce26"/>
          <table:table-cell table:style-name="ce17" table:number-columns-repeated="2"/>
          <table:table-cell table:style-name="ce26"/>
          <table:table-cell table:style-name="ce17" table:number-columns-repeated="2"/>
          <table:table-cell table:style-name="ce26" table:number-columns-repeated="2"/>
          <table:table-cell table:style-name="ce17" table:number-columns-repeated="29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18"/>
          <table:table-cell table:style-name="ce26"/>
          <table:table-cell table:style-name="ce17" table:number-columns-repeated="7"/>
          <table:table-cell table:style-name="ce26"/>
          <table:table-cell table:style-name="ce17" table:number-columns-repeated="13"/>
          <table:table-cell table:style-name="ce26" table:number-columns-repeated="4"/>
          <table:table-cell table:style-name="ce17" table:number-columns-repeated="19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26"/>
          <table:table-cell table:style-name="ce26"/>
          <table:table-cell table:style-name="ce17" table:number-columns-repeated="36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18"/>
          <table:table-cell table:style-name="ce26"/>
          <table:table-cell table:style-name="ce17" table:number-columns-repeated="2"/>
          <table:table-cell table:style-name="ce26" table:number-columns-repeated="2"/>
          <table:table-cell table:style-name="ce17" table:number-columns-repeated="3"/>
          <table:table-cell table:style-name="ce26"/>
          <table:table-cell table:style-name="ce17" table:number-columns-repeated="13"/>
          <table:table-cell table:style-name="ce26" table:number-columns-repeated="4"/>
          <table:table-cell table:style-name="ce17" table:number-columns-repeated="19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43"/>
          <table:table-cell table:style-name="ce26"/>
          <table:table-cell table:style-name="ce17" table:number-columns-repeated="2"/>
          <table:table-cell table:style-name="ce26" table:number-columns-repeated="5"/>
          <table:table-cell table:style-name="ce17" table:number-columns-repeated="2"/>
          <table:table-cell table:style-name="ce26" table:number-columns-repeated="5"/>
          <table:table-cell table:style-name="ce17" table:number-columns-repeated="2"/>
          <table:table-cell table:style-name="ce26" table:number-columns-repeated="2"/>
          <table:table-cell table:style-name="ce17"/>
          <table:table-cell table:number-columns-repeated="958"/>
        </table:table-row>
        <table:table-row table:style-name="ro1">
          <table:table-cell table:style-name="ce17"/>
          <table:table-cell table:style-name="ce26" table:number-columns-repeated="2"/>
          <table:table-cell table:style-name="ce17" table:number-columns-repeated="63"/>
          <table:table-cell table:number-columns-repeated="958"/>
        </table:table-row>
        <calcext:conditional-formats>
          <calcext:conditional-format calcext:target-range-address="Sheet1.C35:Sheet1.D147">
            <calcext:condition calcext:apply-style-name="skipped" calcext:value="contains-text(&quot;pp&quot;)" calcext:base-cell-address="Sheet1.C35"/>
          </calcext:conditional-format>
          <calcext:conditional-format calcext:target-range-address="Sheet1.C35:Sheet1.D147">
            <calcext:condition calcext:apply-style-name="failed" calcext:value="contains-text(&quot;ai&quot;)" calcext:base-cell-address="Sheet1.C35"/>
          </calcext:conditional-format>
          <calcext:conditional-format calcext:target-range-address="Sheet1.C35:Sheet1.D147">
            <calcext:condition calcext:apply-style-name="passed" calcext:value="contains-text(&quot;ss&quot;)" calcext:base-cell-address="Sheet1.C35"/>
          </calcext:conditional-format>
        </calcext:conditional-formats>
      </table:table>
      <table:table table:name="Sheet3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 table:number-columns-spanned="11" table:number-rows-spanned="61">
            <text:p><text:span text:style-name="T26">:</text:span></text:p>
            <text:p><text:span text:style-name="T26">                                    </text:span></text:p>
            <text:p/>
            <text:p><text:span text:style-name="T26">dfs_cac_aborted</text:span></text:p>
            <text:p><text:span text:style-name="T26">immutable_radio_freq_band</text:span></text:p>
            <text:p><text:span text:style-name="T27">set_channel 12</text:span><text:span text:style-name="T28">th</text:span></text:p>
            <text:p><text:span text:style-name="T26">set_ht_mode 6 10 14 18 22 25 26 29 30 33 34 --1</text:span></text:p>
            <text:p><text:span text:style-name="T26">radio_country</text:span></text:p>
            <text:p><text:span text:style-name="T26">radio_enabled</text:span></text:p>
            <text:p><text:span text:style-name="T26">radio_tx_power 1st 21 --1</text:span></text:p>
            <text:p><text:span text:style-name="T26">radio_vif_configs</text:span></text:p>
            <text:p/>
            <text:p/>
            <text:p><text:span text:style-name="T26">-----→ For tomorrow</text:span></text:p>
            <text:p/>
            <text:p><text:span text:style-name="T29">NM</text:span></text:p>
            <text:p><text:span text:style-name="T26">set_upnp_mode</text:span></text:p>
            <text:p><text:span text:style-name="T26">restore Wifi_Inet_Config</text:span></text:p>
            <text:p><text:span text:style-name="T26">ovsdb_configure_interface_dhcpd</text:span></text:p>
            <text:p><text:span text:style-name="T26">radio_band --&gt; list index out of range</text:span></text:p>
            <text:p><text:span text:style-name="T26">nm2_set_gateway</text:span></text:p>
            <text:p><text:span text:style-name="T26">Could not update entry in Wifi_Radio_Config --&gt; ht_mode:=None</text:span></text:p>
            <text:p/>
            <text:p><text:span text:style-name="T29">CM</text:span></text:p>
            <text:p><text:span text:style-name="T26">ble_status_interface_down</text:span></text:p>
            <text:p><text:span text:style-name="T26">ble_status_internet_block</text:span></text:p>
            <text:p><text:span text:style-name="T26">cloud_down</text:span></text:p>
            <text:p><text:span text:style-name="T26">dns_failure</text:span></text:p>
            <text:p><text:span text:style-name="T26">internet_lost</text:span></text:p>
            <text:p/>
            <text:p><text:span text:style-name="T29">ONBRD</text:span></text:p>
            <text:p><text:span text:style-name="T26">redirector_address_awlan_node </text:span></text:p>
            <text:p><text:span text:style-name="T26">verify_onbrd_vaps_on_radios second conf</text:span></text:p>
            <text:p><text:span text:style-name="T26">verify_model_awlan_node</text:span></text:p>
            <text:p><text:span text:style-name="T26">verify_manager_hostname_resolved</text:span></text:p>
            <text:p><text:span text:style-name="T26">verify_client_tls_connection</text:span></text:p>
            <text:p/>
            <text:p><text:span text:style-name="T26">verify_router_mode</text:span></text:p>
            <text:p><text:span text:style-name="T26">ovverride de check_kconfig_option pour qu'il prenne br-wan</text:span></text:p>
            <text:p><text:span text:style-name="T26">ovverride de vif_clean car on empty seul Wifi_VIF_Config  Wifi_VIF_State</text:span></text:p>
            <text:p><text:span text:style-name="T26">Il necessite un restart de cloud mais cela implique un restart de tous les managers et un connection_lost error.</text:span></text:p>
          </table:table-cell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 table:number-columns-spanned="13" table:number-rows-spanned="146">
            <text:p><text:span text:style-name="T29">16 skipped(8 Compat, 6 FSM, 2 ON_BRD) </text:span></text:p>
            <text:p><text:span text:style-name="T26">Les tests, à  l’état skipped, sont dus au fait qu'on n'utilise pas de client et d'un autre gw ref</text:span></text:p>
            <text:p/>
            <text:p/>
            <text:p><text:span text:style-name="T30">Dockerfile</text:span></text:p>
            <text:p/>
            <text:p/>
            <text:p><text:span text:style-name="T29">General</text:span></text:p>
            <text:p><text:span text:style-name="T26">We dont have to use the PlumeOS, in fact, I launch tests from my pc.</text:span></text:p>
            <text:p><text:span text:style-name="T26">A constraint is to have the username plume with sudo previliges and to be sure it is a part of the docker group. Or to modifie the dockerfile to use the root.</text:span></text:p>
            <text:p/>
            <text:p><text:span text:style-name="T26">/etc/init.d/opensync didnt exist in the OS version 1.57, but it exists in the latest operational software used right now.</text:span></text:p>
            <text:p><text:span text:style-name="T26">→ This caused at first the fail of the X_setups and the skipping of all the following tests.</text:span></text:p>
            <text:p/>
            <text:p><text:span text:style-name="T26">In any one of them, the /etc/init.d/opensync stop or restart implicates a “connection lost error” at the conftest level. Thus, We have to override managers_stop and managers_restart.</text:span></text:p>
            <text:p/>
            <text:p><text:span text:style-name="T26">In any of them a clean of vif needs to be sepecified explicitly, not only in the Wifi_VIF_Config, but also in the Wifi_VIF_State.</text:span></text:p>
            <text:p/>
            <text:p><text:span text:style-name="T26">In any of them that uses wpa_supplicant or hostapd, the start functions are not compatible to this model. It has to be overridden.</text:span></text:p>
            <text:p/>
            <text:p><text:span text:style-name="T26">Some tests provoque ssh_expection on the next ones, or the shell script not found,  a script was developed for this purpose.</text:span></text:p>
            <text:p/>
            <text:p><text:span text:style-name="T29">WM</text:span></text:p>
            <text:p><text:span text:style-name="T26">WM_test.py: </text:span></text:p>
            <text:p><text:span text:style-name="T26">                    In order to sweep across the different compatible channels, hw_modes, ht_modes</text:span></text:p>
            <text:p><text:span text:style-name="T26">WM_config.py</text:span></text:p>
            <text:p><text:span text:style-name="T26">                    In all test configs: </text:span></text:p>
            <text:p><text:span text:style-name="T26">                                               In the 2.4G case</text:span></text:p>
            <text:p><text:span text:style-name="T31">                                                            Only the ht_mode HT20 works, </text:span><text:span text:style-name="T32">the HT40 fails whatever the normally accepeted channnel for the hw_mode 11n.</text:span></text:p>
            <text:p><text:span text:style-name="T31">                                                            In the case of the HT20, the hw_mode has to be either g, n or ac. </text:span><text:span text:style-name="T32">The 11b normally accepted fails and the 11ac reserved for the 5G band passes.</text:span></text:p>
            <text:p/>
            <text:p><text:span text:style-name="T26">                                               In the 5G case</text:span></text:p>
            <text:p><text:span text:style-name="T26">                                                            the hw_mode has to be either a/n/ac as the norm indicates.</text:span></text:p>
            <text:p><text:span text:style-name="T26">                    set_radio_country</text:span></text:p>
            <text:p><text:span text:style-name="T26">                                               Country needs to be different than the regulatory_domain</text:span></text:p>
            <text:p><text:span text:style-name="T26">                                               we have to add the Phy interface number to the country for the ovsh select to work correctly</text:span></text:p>
            <text:p><text:span text:style-name="T26">                    immutable_radio_freq_band: the channel and the freq band needs to be incompatible </text:span></text:p>
            <text:p><text:span text:style-name="T26">                    immutable_radio_hw_mode: the hw_mode and the freq band(i.e. the channel) needs to be incompatible </text:span></text:p>
            <text:p><text:span text:style-name="T26">Override</text:span></text:p>
            <text:p/>
            <text:p><text:span text:style-name="T29">FSM</text:span></text:p>
            <text:p><text:span text:style-name="T26">override</text:span></text:p>
            <text:p><text:span text:style-name="T26">            It uses eth0 even though we explicitely specify br-wan, because of the value of check_kconfig_option. It is due to the fact that CONFIG_MANAGER_WANO is enabled.</text:span></text:p>
            <text:p/>
            <text:p><text:span text:style-name="T29">SM</text:span></text:p>
            <text:p><text:span text:style-name="T26">SM_test.py: DUT_channel have to be the same as the SM_channel for the {grep + tail 500} to make sense</text:span></text:p>
            <text:p><text:span text:style-name="T26">Override:</text:span></text:p>
            <text:p><text:span text:style-name="T26">              In the 5G: we only have fetched_survey on the neighbor channel</text:span></text:p>
            <text:p><text:span text:style-name="T26">              For the 2.4G: </text:span></text:p>
            <text:p><text:span text:style-name="T26">                                   we dont have a scheduled_scan</text:span></text:p>
            <text:p><text:span text:style-name="T26">                                   we have processing_survey and fetched_survey only with survey type client</text:span></text:p>
            <text:p><text:span text:style-name="T26">SM_config</text:span></text:p>
            <text:p/>
            <text:p/>
            <text:p/>
            <text:p><text:span text:style-name="T29">ONBRD</text:span></text:p>
            <text:p><text:span text:style-name="T26">verify_manager_hostname_resolved fails b/c the redirector_addr field of the Manger table couldnt be emptied implicitely by setting the redirector_addr field of the AWLAN_Node to ssl:none:443.</text:span></text:p>
            <text:p/>
            <text:p/>
            <text:p><text:span text:style-name="T26">verify_model_awlan_node:</text:span></text:p>
            <text:p><text:span text:style-name="T26">                                                    The model name (SP 5280) was not the same as the one specidfied in the AWLAN_Node (e.i. SAC2V1S). </text:span></text:p>
            <text:p/>
            <text:p><text:span text:style-name="T33">onbrd_verify_onbrd_vaps_on_radios depends on the vif clean</text:span></text:p>
            <text:p><text:span text:style-name="T33">onbrd_verify_redirector_address_awlan_node</text:span></text:p>
            <text:p><text:span text:style-name="T34">                                                                           After the fail half-way of the </text:span><text:span text:style-name="T35">manager_hostname_resolved</text:span><text:span text:style-name="T36">, the redirector_address field of the AWLAN_Node is not reset to its original value.</text:span></text:p>
            <text:p/>
            <text:p><text:span text:style-name="T33">verify_wan_ip_address: in the conf.py we need to specify the wan_ip or modfie the test.py to get it from the conf</text:span></text:p>
            <text:p/>
            <text:p/>
            <text:p/>
            <text:p><text:span text:style-name="T33">CM</text:span></text:p>
            <text:p><text:span text:style-name="T33">test_cm2_ble_status_interface_down:</text:span></text:p>
            <text:p><text:span text:style-name="T33">                                                            AW_Bluetooth_Config payload field fails to change from its 00:00:00:00:00:00 initial value</text:span></text:p>
            <text:p/>
            <text:p><text:span text:style-name="T33"> </text:span></text:p>
            <text:p/>
            <text:p/>
            <text:p/>
            <text:p/>
            <text:p/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</table:table>
      <table:named-expressions/>
      <table:database-ranges>
        <table:database-range table:name="__Anonymous_Sheet_DB__1" table:target-range-address="Sheet1.A30:Sheet1.D14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8000"/>
    </style:style>
    <style:style style:name="skipped" style:family="table-cell" style:parent-style-name="Default">
      <style:table-cell-properties fo:background-color="#ff8000" style:diagonal-bl-tr="none" style:diagonal-tl-br="none" loext:vertical-justify="auto"/>
      <style:paragraph-properties css3t:text-justify="auto"/>
    </style:style>
    <style:style style:name="failed" style:family="table-cell" style:parent-style-name="Default">
      <style:table-cell-properties fo:background-color="#ff0000" style:diagonal-bl-tr="none" style:diagonal-tl-br="none"/>
    </style:style>
    <style:style style:name="passed" style:family="table-cell" style:parent-style-name="Default">
      <style:table-cell-properties fo:background-color="#81d41a"/>
    </style:style>
    <style:style style:name="Title" style:family="table-cell" style:parent-style-name="Default">
      <style:table-cell-properties style:diagonal-bl-tr="none" style:diagonal-tl-br="none" fo:background-color="transparent" loext:vertical-justify="auto"/>
      <style:paragraph-properties css3t:text-justify="auto"/>
      <style:text-properties fo:color="#069a2e" style:font-name="Times New Roman1" fo:font-family="'Times New Roman'" style:font-style-name="Regular" style:font-family-generic="roman" style:font-pitch="variable" fo:font-size="20pt" fo:text-shadow="1pt 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0:50:11.30556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6:57:39.699484981</meta:creation-date>
    <dc:date>2021-09-01T13:45:10.683943653</dc:date>
    <meta:editing-duration>P4DT3H1M57S</meta:editing-duration>
    <meta:editing-cycles>27</meta:editing-cycles>
    <meta:generator>LibreOffice/6.1.5.2$Linux_X86_64 LibreOffice_project/10$Build-2</meta:generator>
    <meta:document-statistic meta:table-count="3" meta:cell-count="5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81d41a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8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21cm" svg:height="7.083cm" xlink:href=".." xlink:type="simple" chart:class="chart:circle" chart:style-name="ch1">
        <chart:title svg:x="5.161cm" svg:y="0.277cm" chart:style-name="ch2">
          <text:p>FUT 5280</text:p>
        </chart:title>
        <chart:legend chart:legend-position="end" svg:x="10.131cm" svg:y="2.744cm" style:legend-expansion="high" chart:style-name="ch3"/>
        <chart:plot-area chart:style-name="ch4" table:cell-range-address="Sheet1.E15:Sheet1.G16" chart:data-source-has-labels="row" svg:x="2.36cm" svg:y="0.978cm" svg:width="5.96cm" svg:height="5.961cm">
          <chartooo:coordinate-region svg:x="2.355cm" svg:y="0.979cm" svg:width="5.971cm" svg:height="5.96cm"/>
          <chart:axis chart:dimension="x" chart:name="primary-x" chart:style-name="ch5" chartooo:axis-type="auto">
            <chartooo:date-scale/>
            <chart:categories table:cell-range-address="Sheet1.E15:Sheet1.G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16:Sheet1.G1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</text:p>
                <draw:g>
                  <svg:desc>Sheet1.E15:Sheet1.G15</svg:desc>
                </draw:g>
              </table:table-cell>
              <table:table-cell office:value-type="string">
                <text:p>FAIL</text:p>
              </table:table-cell>
              <table:table-cell office:value-type="string">
                <text:p>SKIPPED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708">
                <text:p>708</text:p>
                <draw:g>
                  <svg:desc>Sheet1.E16:Sheet1.G16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